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4:59:27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28T15:00:18.909000000</dc:date>
    <meta:editing-duration>P29DT22H52M3S</meta:editing-duration>
    <meta:editing-cycles>830</meta:editing-cycles>
    <meta:generator>LibreOffice/5.2.6.2$Windows_x86 LibreOffice_project/a3100ed2409ebf1c212f5048fbe377c281438fdc</meta:generator>
    <dc:creator>James Petts</dc:creator>
    <meta:document-statistic meta:table-count="3" meta:cell-count="3009" meta:object-count="0"/>
  </office:meta>
</office:document-meta>
</file>